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0">
            <text:p>6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09">
            <text:p>109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86">
            <text:p>8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46">
            <text:p>4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25">
            <text:p>12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42">
            <text:p>4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04">
            <text:p>10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84">
            <text:p>484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080">
            <text:p>1,080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189">
            <text:p>1,189</text:p>
          </table:table-cell>
          <table:table-cell table:style-name="ce23" office:value-type="float" office:value="90">
            <text:p>9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